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Mitra" svg:font-family="IRMitr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officeooo:rsid="00110bb2" officeooo:paragraph-rsid="00110bb2" style:font-name-complex="IRMitra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10bb2" officeooo:paragraph-rsid="00110bb2" style:font-name-complex="IRMitra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1289f1" officeooo:paragraph-rsid="001289f1" style:font-name-complex="IRMitra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134fa2" officeooo:paragraph-rsid="00134fa2" style:font-name-complex="IRMitra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14a8ea" officeooo:paragraph-rsid="0014a8ea" style:font-name-complex="IRMitra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1736a9" officeooo:paragraph-rsid="001736a9" style:font-name-complex="IRMitra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18ac29" officeooo:paragraph-rsid="0018ac29" style:font-name-complex="IRMitra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1a5b8d" officeooo:paragraph-rsid="001a5b8d" style:font-name-complex="IRMitra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01a9c72" officeooo:paragraph-rsid="001a9c72" style:font-name-complex="IRMitra"/>
    </style:style>
    <style:style style:name="T1" style:family="text">
      <style:text-properties officeooo:rsid="001289f1"/>
    </style:style>
    <style:style style:name="T2" style:family="text">
      <style:text-properties officeooo:rsid="00134fa2"/>
    </style:style>
    <style:style style:name="T3" style:family="text">
      <style:text-properties officeooo:rsid="0016d7f9"/>
    </style:style>
    <style:style style:name="T4" style:family="text">
      <style:text-properties fo:font-variant="normal" fo:text-transform="none" fo:color="#202124" loext:opacity="100%" style:font-name="Roboto" fo:font-size="12pt" fo:letter-spacing="normal" fo:font-style="normal" fo:font-weight="normal"/>
    </style:style>
    <style:style style:name="T5" style:family="text">
      <style:text-properties fo:font-variant="normal" fo:text-transform="none" fo:color="#202124" loext:opacity="100%" fo:letter-spacing="normal" style:font-size-complex="12pt" style:font-style-complex="normal" style:font-weight-complex="normal"/>
    </style:style>
    <style:style style:name="T6" style:family="text">
      <style:text-properties fo:font-variant="normal" fo:text-transform="none" fo:color="#202124" loext:opacity="100%" fo:letter-spacing="normal" officeooo:rsid="001a9c72" style:font-size-complex="12pt" style:font-style-complex="normal" style:font-weight-complex="normal"/>
    </style:style>
    <style:style style:name="T7" style:family="text">
      <style:text-properties officeooo:rsid="001a9c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سمه تعالی</text:p>
      <text:p text:style-name="P2">۱ - مسابقه‌ای که برای دانشجویان صنایع برگزار می‌شود. چیست؟</text:p>
      <text:p text:style-name="P2">۲ - لیست مسابقات دانشجویی کشور. آن‌هایی که در جریان هستند.</text:p>
      <text:p text:style-name="P2">۳ - از کمیکار چه خبر؟</text:p>
      <text:p text:style-name="P2">۴ - آیا در بنیاد ملی نخبگان لیستی از مسابقات مورد تأیید و یا در حال بررسی وجود دارد؟</text:p>
      <text:p text:style-name="P2">۵ - لیست مسابقات مورد تأیید باشگاه آماده شود.</text:p>
      <text:p text:style-name="P2">۶ - باید تبدیل به سایت مرجع در زمینه مسابقات دانشجویی و دانش‌آموزی تبدیل شویم.</text:p>
      <text:p text:style-name="P2">۷ – تقسیم‌بندی انواع مسابقات باید به صورت بهتری دربیاید. </text:p>
      <text:p text:style-name="P2">۸ – تمام مسابقات موجود در وب‌سایت بیاید. چه آن‌هایی که ما مجری هستیم و چه آن‌هایی که مجری‌های دیگر دارد.</text:p>
      <text:p text:style-name="P2">۹ - ارتباط مسابقات و طرح‌های باشگاه مشخص شود.</text:p>
      <text:p text:style-name="P2">۱۰ – برنده شدن در مسابقات به عنوان <text:span text:style-name="T1">دریافت گواهی مهارتی محسوب شود.</text:span></text:p>
      <text:p text:style-name="P3">۱۱- پس مسابقه مهارتی مسابقه‌ای است که در سطح استان برگزار می‌شود، به برگزیدگان گواهی داده می‌شود. ( برگزیدگان در مقابل برندگان و شرکت‌کنندگان می‌آید.) <text:span text:style-name="T2">برای شرکت در آن نباید مهارت ویژه‌ای غیر از مهارت‌های عادی </text:span><text:span text:style-name="T3">دانشجوی آن رشته را داشته باشد. اما در زمینه‌هایی مثل موشن گرافیک به صورت بین رشته‌ای برگزار می‌شود.</text:span></text:p>
      <text:p text:style-name="P4">۱۲ – اینفوگراف – پوستر – موشن گرافیک مربوطه آماده شود. در مورد کلیت مسابقات و در مورد مسابقات هر استان.</text:p>
      <text:p text:style-name="P5">۱۳ – انواع مسابقات باید تدقیق شوند. مسابقات طراحی – مسابقات طراحی مفهومی</text:p>
      <text:p text:style-name="P6">۱۴ – مسابقه آب استکهلم</text:p>
      <text:p text:style-name="P6">۱۵ – از مسابقات ملی مهارت کدام یک با خواسته‌های ما در مورد مسابقات دانشجویی مهارت تطبیق دارد؟</text:p>
      <text:p text:style-name="P7">۱۶ – تکلیف المپیادهای دانشجویی مشخص شود</text:p>
      <text:p text:style-name="P7">۱۷ – دکتر ایزدیخواه به گروه مسابقات مهارتی اضافه شوند.</text:p>
      <text:p text:style-name="P8">۱۸ – شرکت در مسابقات و برگزاری مسابقات هر دو باید گسترش یابند</text:p>
      <text:p text:style-name="P8">۱۹ – مسابقات دانش‌آموزی هم باید دیده شوند.</text:p>
      <text:p text:style-name="P8">۲۰ – فرم تفاهم‌نامه برای معرفی مسابقات در دانشگاه آزاد آماده شود.</text:p>
      <text:p text:style-name="P8">۲۱ – سایت‌های مسابقات دانشجویی کلی و موردی بررسی شوند.</text:p>
      <text:p text:style-name="P8"><text:span text:style-name="T6">۲۲ - </text:span><text:span text:style-name="T5">مسابقات فناورانه فنی </text:span><text:span text:style-name="T4">- </text:span><text:span text:style-name="T5">حرفه‌ای و پردیس</text:span><text:line-break/><text:span text:style-name="T7">۲۳ </text:span><text:span text:style-name="T4">- </text:span><text:span text:style-name="T5">پیگیری در مورد مسابقات پردیس</text:span><text:line-break/><text:span text:style-name="T7">۲۴ </text:span><text:span text:style-name="T4">- </text:span><text:span text:style-name="T5">جلسه با خانم </text:span><text:span text:style-name="T6">تهم در مورد برنامه سال آینده مسابقات</text:span></text:p>
      <text:p text:style-name="P9"><text:span text:style-name="T5">۲۵ – امکان برگزاری مسابقات مهارت با کمک سازمان فنی و حرفه‌ای</text:span></text:p>
      <text:p text:style-name="P9"><text:span text:style-name="T5">۲۶ – از تیم اعزامی به مسابقات بین‌المللی فنی و حرفه‌ای چه خبر؟</text:span></text:p>
      <text:p text:style-name="P9"><text:span text:style-name="T5">۲۷ – گزارش تمام اعزام‌های سال‌های گذشته تهیه شود.</text:span></text:p>
      <text:p text:style-name="P9"><text:span text:style-name="T5">۲۸ – پیگیری ویژه در مورد تیم انسان‌نما</text:span></text:p>
      <text:p text:style-name="P9"><text:span text:style-name="T5">۲۹ – سفر به قزوین برای مشاهده وضعیت تیم انسان‌نما</text:span></text:p>
      <text:p text:style-name="P9"><text:span text:style-name="T5"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Mitra" svg:font-family="IRMitr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03:46:27.269290886</meta:creation-date>
    <meta:generator>LibreOffice/7.3.7.2$Linux_X86_64 LibreOffice_project/30$Build-2</meta:generator>
    <dc:date>2024-02-11T12:10:19.348379556</dc:date>
    <meta:editing-duration>PT44M11S</meta:editing-duration>
    <meta:editing-cycles>4</meta:editing-cycles>
    <meta:document-statistic meta:table-count="0" meta:image-count="0" meta:object-count="0" meta:page-count="1" meta:paragraph-count="28" meta:word-count="355" meta:character-count="1897" meta:non-whitespace-character-count="1548"/>
  </office:meta>
</office:document-meta>
</file>